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8in" fo:margin-left="0in" table:align="left"/>
    </style:style>
    <style:style style:name="Table1.A" style:family="table-column">
      <style:table-column-properties style:column-width="4.3111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1.677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8011" officeooo:paragraph-rsid="001a8011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8011" officeooo:paragraph-rsid="001a8011"/>
    </style:style>
    <style:style style:name="P5" style:family="paragraph" style:parent-style-name="Standard">
      <style:paragraph-properties fo:text-align="center" style:justify-single-word="false"/>
      <style:text-properties officeooo:rsid="001a8011" officeooo:paragraph-rsid="001a8011"/>
    </style:style>
    <style:style style:name="P6" style:family="paragraph" style:parent-style-name="Standard">
      <style:text-properties officeooo:paragraph-rsid="002008c5"/>
    </style:style>
    <style:style style:name="T1" style:family="text">
      <style:text-properties fo:language="nl" fo:country="NL"/>
    </style:style>
    <style:style style:name="T2" style:family="text">
      <style:text-properties officeooo:rsid="001ab1ef"/>
    </style:style>
    <style:style style:name="T3" style:family="text">
      <style:text-properties officeooo:rsid="001c60ba"/>
    </style:style>
    <style:style style:name="T4" style:family="text">
      <style:text-properties officeooo:rsid="002008c5"/>
    </style:style>
    <style:style style:name="T5" style:family="text">
      <style:text-properties officeooo:rsid="00212ec6"/>
    </style:style>
    <style:style style:name="T6" style:family="text">
      <style:text-properties officeooo:rsid="0024a61e"/>
    </style:style>
    <style:style style:name="T7" style:family="text">
      <style:text-properties officeooo:rsid="00260793"/>
    </style:style>
    <style:style style:name="T8" style:family="text">
      <style:text-properties officeooo:rsid="002670fd"/>
    </style:style>
    <style:style style:name="T9" style:family="text">
      <style:text-properties officeooo:rsid="002823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Werk</text:p>
          </table:table-cell>
          <table:table-cell table:style-name="Table1.A1" office:value-type="string">
            <text:p text:style-name="P1">Tijd</text:p>
          </table:table-cell>
          <table:table-cell table:style-name="Table1.C1" office:value-type="string">
            <text:p text:style-name="P2">Klaar op:</text:p>
          </table:table-cell>
        </table:table-row>
        <table:table-row>
          <table:table-cell table:style-name="Table1.A2" office:value-type="string">
            <text:p text:style-name="P6"><text:span text:style-name="T4">[Done] </text:span>Ik zou sectie 4 Approach splitsen in een sectie Approach, en een sectie Implementation. </text:p>
            <text:p text:style-name="P6"><text:span text:style-name="T4">[Done] </text:span>In allebei zou ik expliciet aangeven wat de problemen zijn, en hoe je dat hebt opgelost. Dan wordt duidelijker wat nou jouw bijdrage is,</text:p>
            <text:p text:style-name="P6"><text:span text:style-name="T4">[Done] </text:span>en daar kan je in de Conclusies op terugkomen. Kom ook expliciet terug op de goals in sectie 1.</text:p>
          </table:table-cell>
          <table:table-cell table:style-name="Table1.A2" office:value-type="string">
            <text:p text:style-name="P3">4 uur</text:p>
          </table:table-cell>
          <table:table-cell table:style-name="Table1.C2" office:value-type="string">
            <text:p text:style-name="P4">19 januari</text:p>
          </table:table-cell>
        </table:table-row>
        <table:table-row>
          <table:table-cell table:style-name="Table1.A2" office:value-type="string">
            <text:p text:style-name="Standard"><text:span text:style-name="T2">[DONE] </text:span>Vermijd referenties in de abstract, dat hoort op zichzelf te staan.</text:p>
            <text:p text:style-name="Standard">It can be shown that the importance sampling does not significantly show better results compared to uniform sampling: is dat een negatief resultaat? <text:span text:style-name="T1">Of is het juist positief dat het niet slechter werkt dan uniform sampling, maar wel sneller?</text:span></text:p>
          </table:table-cell>
          <table:table-cell table:style-name="Table1.A2" office:value-type="string">
            <text:p text:style-name="P3">30 minuten</text:p>
          </table:table-cell>
          <table:table-cell table:style-name="Table1.C2" office:value-type="string">
            <text:p text:style-name="P4">19 januari</text:p>
          </table:table-cell>
        </table:table-row>
        <table:table-row>
          <table:table-cell table:style-name="Table1.A2" office:value-type="string">
            <text:p text:style-name="Standard"><text:span text:style-name="T3">[DONE] </text:span>p4: "One of the problems is that this importance sampling strategy is created for the energy conserving hair model": waarom is dat een probleem?</text:p>
            <text:p text:style-name="Standard">"A second problem is the fact that we are working with the Dual-Scattering method": waarom is dat een probleem?</text:p>
          </table:table-cell>
          <table:table-cell table:style-name="Table1.A2" office:value-type="string">
            <text:p text:style-name="P3">1 uur</text:p>
          </table:table-cell>
          <table:table-cell table:style-name="Table1.C2" office:value-type="string">
            <text:p text:style-name="P4">19 januari</text:p>
          </table:table-cell>
        </table:table-row>
        <table:table-row>
          <table:table-cell table:style-name="Table1.A2" office:value-type="string">
            <text:p text:style-name="Standard"><text:span text:style-name="T5">[DONE] </text:span>eq 2.4 zeg niet alleen "describes the relation", maar leg ook uit</text:p>
          </table:table-cell>
          <table:table-cell table:style-name="Table1.A2" office:value-type="string">
            <text:p text:style-name="P3">2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<text:span text:style-name="T9">[DONE] </text:span>Figure ??</text:p>
            <text:p text:style-name="Standard"><text:span text:style-name="T9">[DONE]] </text:span>(picture here)</text:p>
          </table:table-cell>
          <table:table-cell table:style-name="Table1.A2" office:value-type="string">
            <text:p text:style-name="P3">3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p36. "d’Eon et al. ??", "d’Eon and Marschner ??", "(explain better)", "Figure ??", "(add picture)"</text:p>
          </table:table-cell>
          <table:table-cell table:style-name="Table1.A2" office:value-type="string">
            <text:p text:style-name="P3">4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<text:span text:style-name="T8">[DONE] </text:span>p44. meer uitleg bij fig 5.1 en 5.2, net als bij 5.3?</text:p>
            <text:p text:style-name="Standard"><text:span text:style-name="T7">[DONE] </text:span>caption figure 5.2 en 5.3: dit is niet een office square setting</text:p>
            <text:p text:style-name="Standard"><text:span text:style-name="T8">[DONE] </text:span>wat is het verschil tussen fig 5.1, 5.2, 5.3?</text:p>
          </table:table-cell>
          <table:table-cell table:style-name="Table1.A2" office:value-type="string">
            <text:p text:style-name="P3">2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<text:span text:style-name="T6">[Done] </text:span>De conclusies moeten ook nog een keer geven wat de bijdrage is, wat is er aangetoond wat nog niet bekend was</text:p>
          </table:table-cell>
          <table:table-cell table:style-name="Table1.A2" office:value-type="string">
            <text:p text:style-name="P3">2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<text:span text:style-name="T6">[Done] </text:span>Nog een keer doorlezen</text:p>
          </table:table-cell>
          <table:table-cell table:style-name="Table1.A2" office:value-type="string">
            <text:p text:style-name="P3">16 uur</text:p>
          </table:table-cell>
          <table:table-cell table:style-name="Table1.C2" office:value-type="string">
            <text:p text:style-name="P4">9 februari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Totaal</text:p>
          </table:table-cell>
          <table:table-cell table:style-name="Table1.A2" office:value-type="string">
            <text:p text:style-name="P5">34 uur,</text:p>
            <text:p text:style-name="P5">30 minuten</text:p>
          </table:table-cell>
          <table:table-cell table:style-name="Table1.C2" office:value-type="string">
            <text:p text:style-name="P4">9 februar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30:32.453708362</meta:creation-date>
    <dc:date>2020-04-14T22:18:36.502823547</dc:date>
    <meta:editing-duration>PT9H50M41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2" meta:paragraph-count="41" meta:word-count="299" meta:character-count="1643" meta:non-whitespace-character-count="1384"/>
  </office:meta>
</office:document-meta>
</file>